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5.54pt"/>
    </style:style>
    <style:style style:name="co3" style:family="table-column">
      <style:table-column-properties fo:break-before="auto" style:column-width="44.36pt"/>
    </style:style>
    <style:style style:name="co4" style:family="table-column">
      <style:table-column-properties fo:break-before="auto" style:column-width="65.4pt"/>
    </style:style>
    <style:style style:name="co5" style:family="table-column">
      <style:table-column-properties fo:break-before="auto" style:column-width="64.69pt"/>
    </style:style>
    <style:style style:name="co6" style:family="table-column">
      <style:table-column-properties fo:break-before="auto" style:column-width="47.2pt"/>
    </style:style>
    <style:style style:name="co7" style:family="table-column">
      <style:table-column-properties fo:break-before="auto" style:column-width="57.71pt"/>
    </style:style>
    <style:style style:name="co8" style:family="table-column">
      <style:table-column-properties fo:break-before="auto" style:column-width="72.45pt"/>
    </style:style>
    <style:style style:name="co9" style:family="table-column">
      <style:table-column-properties fo:break-before="auto" style:column-width="50pt"/>
    </style:style>
    <style:style style:name="co10" style:family="table-column">
      <style:table-column-properties fo:break-before="auto" style:column-width="74.55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9.46pt"/>
    </style:style>
    <style:style style:name="co13" style:family="table-column">
      <style:table-column-properties fo:break-before="auto" style:column-width="90.7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8ccfb7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bcc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36">
      <style:table-cell-properties fo:background-color="#8ccfb7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36">
      <style:table-cell-properties fo:background-color="#fcd4d1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36">
      <style:table-cell-properties fo:background-color="#fffbcc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8ccfb7"/>
    </style:style>
    <style:style style:name="ce9" style:family="table-cell" style:parent-style-name="Default">
      <style:table-cell-properties fo:background-color="#fcd4d1"/>
    </style:style>
    <style:style style:name="ce10" style:family="table-cell" style:parent-style-name="Default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tm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1" table:default-cell-style-name="ce8"/>
        <table:table-row table:style-name="ro1">
          <table:table-cell table:style-name="ce1" office:value-type="string" calcext:value-type="string">
            <text:p>id_unique</text:p>
          </table:table-cell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hall_number</text:p>
          </table:table-cell>
          <table:table-cell table:style-name="ce1" office:value-type="string" calcext:value-type="string">
            <text:p>international</text:p>
          </table:table-cell>
          <table:table-cell table:style-name="ce1" office:value-type="string" calcext:value-type="string">
            <text:p>hall</text:p>
          </table:table-cell>
          <table:table-cell table:style-name="ce1" office:value-type="string" calcext:value-type="string">
            <text:p>pointgroup</text:p>
          </table:table-cell>
          <table:table-cell table:style-name="ce1" office:value-type="string" calcext:value-type="string">
            <text:p>lattice_name</text:p>
          </table:table-cell>
          <table:table-cell table:style-name="ce1" office:value-type="string" calcext:value-type="string">
            <text:p>dH</text:p>
          </table:table-cell>
          <table:table-cell table:style-name="ce1" office:value-type="string" calcext:value-type="string">
            <text:p>num_atoms_0</text:p>
          </table:table-cell>
          <table:table-cell table:style-name="ce1" office:value-type="string" calcext:value-type="string">
            <text:p>number_of_atoms</text:p>
          </table:table-cell>
          <table:table-cell table:style-name="ce1" office:value-type="string" calcext:value-type="string">
            <text:p>Closed or open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8p8evt9pc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 -2y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oclinic</text:p>
          </table:table-cell>
          <table:table-cell office:value-type="float" office:value="-0.650702238408173" calcext:value-type="float">
            <text:p>-0.6507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lo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cixavwv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2/c</text:p>
          </table:table-cell>
          <table:table-cell office:value-type="string" calcext:value-type="string">
            <text:p>-C 2yc</text:p>
          </table:table-cell>
          <table:table-cell office:value-type="string" calcext:value-type="string">
            <text:p>2/m</text:p>
          </table:table-cell>
          <table:table-cell office:value-type="string" calcext:value-type="string">
            <text:p>monoclinic</text:p>
          </table:table-cell>
          <table:table-cell office:value-type="float" office:value="-0.649867659449839" calcext:value-type="float">
            <text:p>-0.64987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osed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zimixdvdxd</text:p>
          </table:table-cell>
          <table:table-cell table:style-name="ce3"/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string" calcext:value-type="string">
            <text:p>P6_322</text:p>
          </table:table-cell>
          <table:table-cell table:style-name="ce3" office:value-type="string" calcext:value-type="string">
            <text:p>P 6c 2c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string" calcext:value-type="string">
            <text:p>hexagonal</text:p>
          </table:table-cell>
          <table:table-cell table:style-name="ce6" office:value-type="float" office:value="-0.64830440507484" calcext:value-type="float">
            <text:p>-0.64830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open</text:p>
          </table:table-cell>
          <table:table-cell table:style-name="ce3"/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8ivkxwnhv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C222_1</text:p>
          </table:table-cell>
          <table:table-cell table:style-name="ce3" office:value-type="string" calcext:value-type="string">
            <text:p>C 2c 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orthorhombic</text:p>
          </table:table-cell>
          <table:table-cell table:style-name="ce6" office:value-type="float" office:value="-0.645876616533172" calcext:value-type="float">
            <text:p>-0.6458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open</text:p>
          </table:table-cell>
          <table:table-cell table:style-name="ce3"/>
          <table:table-cell table:style-name="ce9" table:number-columns-repeated="1011"/>
        </table:table-row>
        <table:table-row table:style-name="ro1">
          <table:table-cell office:value-type="string" calcext:value-type="string">
            <text:p>9lmkmh8s8r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-3c</text:p>
          </table:table-cell>
          <table:table-cell office:value-type="string" calcext:value-type="string">
            <text:p>-R 3 2"c</text:p>
          </table:table-cell>
          <table:table-cell office:value-type="string" calcext:value-type="string">
            <text:p>-3m</text:p>
          </table:table-cell>
          <table:table-cell office:value-type="string" calcext:value-type="string">
            <text:p>rhombohedral</text:p>
          </table:table-cell>
          <table:table-cell office:value-type="float" office:value="-0.645340075074839" calcext:value-type="float">
            <text:p>-0.6453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p7gxqv19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-3c</text:p>
          </table:table-cell>
          <table:table-cell office:value-type="string" calcext:value-type="string">
            <text:p>-R 3 2"c</text:p>
          </table:table-cell>
          <table:table-cell office:value-type="string" calcext:value-type="string">
            <text:p>-3m</text:p>
          </table:table-cell>
          <table:table-cell office:value-type="string" calcext:value-type="string">
            <text:p>rhombohedral</text:p>
          </table:table-cell>
          <table:table-cell office:value-type="float" office:value="-0.645332429241506" calcext:value-type="float">
            <text:p>-0.6453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txdvicqcf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-3c</text:p>
          </table:table-cell>
          <table:table-cell office:value-type="string" calcext:value-type="string">
            <text:p>-R 3 2"c</text:p>
          </table:table-cell>
          <table:table-cell office:value-type="string" calcext:value-type="string">
            <text:p>-3m</text:p>
          </table:table-cell>
          <table:table-cell office:value-type="string" calcext:value-type="string">
            <text:p>rhombohedral</text:p>
          </table:table-cell>
          <table:table-cell office:value-type="float" office:value="-0.64532627007484" calcext:value-type="float">
            <text:p>-0.6453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k7expx2bp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-3c</text:p>
          </table:table-cell>
          <table:table-cell office:value-type="string" calcext:value-type="string">
            <text:p>-R 3 2"c</text:p>
          </table:table-cell>
          <table:table-cell office:value-type="string" calcext:value-type="string">
            <text:p>-3m</text:p>
          </table:table-cell>
          <table:table-cell office:value-type="string" calcext:value-type="string">
            <text:p>rhombohedral</text:p>
          </table:table-cell>
          <table:table-cell office:value-type="float" office:value="-0.64532611757484" calcext:value-type="float">
            <text:p>-0.6453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wvhnh9sx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P3c1</text:p>
          </table:table-cell>
          <table:table-cell office:value-type="string" calcext:value-type="string">
            <text:p>P 3 -2"c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hexagonal</text:p>
          </table:table-cell>
          <table:table-cell office:value-type="float" office:value="-0.645320245908172" calcext:value-type="float">
            <text:p>-0.6453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losed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lbdnoxlnh</text:p>
          </table:table-cell>
          <table:table-cell table:style-name="ce3"/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string" calcext:value-type="string">
            <text:p>P6_322</text:p>
          </table:table-cell>
          <table:table-cell table:style-name="ce3" office:value-type="string" calcext:value-type="string">
            <text:p>P 6c 2c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string" calcext:value-type="string">
            <text:p>hexagonal</text:p>
          </table:table-cell>
          <table:table-cell table:style-name="ce6" office:value-type="float" office:value="-0.642647533408173" calcext:value-type="float">
            <text:p>-0.6426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open</text:p>
          </table:table-cell>
          <table:table-cell table:style-name="ce3"/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xjxdzi73bg</text:p>
          </table:table-cell>
          <table:table-cell table:style-name="ce3"/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string" calcext:value-type="string">
            <text:p>P6_3</text:p>
          </table:table-cell>
          <table:table-cell table:style-name="ce3" office:value-type="string" calcext:value-type="string">
            <text:p>P 6c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exagonal</text:p>
          </table:table-cell>
          <table:table-cell table:style-name="ce6" office:value-type="float" office:value="-0.642624658408173" calcext:value-type="float">
            <text:p>-0.6426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open</text:p>
          </table:table-cell>
          <table:table-cell table:style-name="ce3"/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xg6exl6rmp</text:p>
          </table:table-cell>
          <table:table-cell table:style-name="ce3"/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string" calcext:value-type="string">
            <text:p>P6_322</text:p>
          </table:table-cell>
          <table:table-cell table:style-name="ce3" office:value-type="string" calcext:value-type="string">
            <text:p>P 6c 2c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string" calcext:value-type="string">
            <text:p>hexagonal</text:p>
          </table:table-cell>
          <table:table-cell table:style-name="ce6" office:value-type="float" office:value="-0.642591745908173" calcext:value-type="float">
            <text:p>-0.6425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open</text:p>
          </table:table-cell>
          <table:table-cell table:style-name="ce3"/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6fcdbh9fz2</text:p>
          </table:table-cell>
          <table:table-cell table:style-name="ce3"/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string" calcext:value-type="string">
            <text:p>P6_322</text:p>
          </table:table-cell>
          <table:table-cell table:style-name="ce3" office:value-type="string" calcext:value-type="string">
            <text:p>P 6c 2c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string" calcext:value-type="string">
            <text:p>hexagonal</text:p>
          </table:table-cell>
          <table:table-cell table:style-name="ce6" office:value-type="float" office:value="-0.642577449658173" calcext:value-type="float">
            <text:p>-0.6425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open</text:p>
          </table:table-cell>
          <table:table-cell table:style-name="ce3"/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9rz5nl9g6o</text:p>
          </table:table-cell>
          <table:table-cell table:style-name="ce3"/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string" calcext:value-type="string">
            <text:p>P6_322</text:p>
          </table:table-cell>
          <table:table-cell table:style-name="ce3" office:value-type="string" calcext:value-type="string">
            <text:p>P 6c 2c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string" calcext:value-type="string">
            <text:p>hexagonal</text:p>
          </table:table-cell>
          <table:table-cell table:style-name="ce6" office:value-type="float" office:value="-0.642576465908173" calcext:value-type="float">
            <text:p>-0.6425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open</text:p>
          </table:table-cell>
          <table:table-cell table:style-name="ce3"/>
          <table:table-cell table:style-name="ce9" table:number-columns-repeated="1011"/>
        </table:table-row>
        <table:table-row table:style-name="ro1">
          <table:table-cell table:style-name="ce4" office:value-type="string" calcext:value-type="string">
            <text:p>xw9y6rbkxr</text:p>
          </table:table-cell>
          <table:table-cell table:style-name="ce4"/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string" calcext:value-type="string">
            <text:p>P321</text:p>
          </table:table-cell>
          <table:table-cell table:style-name="ce4" office:value-type="string" calcext:value-type="string">
            <text:p>P 3 2"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hexagonal</text:p>
          </table:table-cell>
          <table:table-cell table:style-name="ce7" office:value-type="float" office:value="-0.642474749866506" calcext:value-type="float">
            <text:p>-0.64247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4 layers of closed</text:p>
          </table:table-cell>
          <table:table-cell table:style-name="ce10" table:number-columns-repeated="1011"/>
        </table:table-row>
        <table:table-row table:style-name="ro1">
          <table:table-cell table:style-name="ce4" office:value-type="string" calcext:value-type="string">
            <text:p>v5cym3nycg</text:p>
          </table:table-cell>
          <table:table-cell table:style-name="ce4"/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string" calcext:value-type="string">
            <text:p>P312</text:p>
          </table:table-cell>
          <table:table-cell table:style-name="ce4" office:value-type="string" calcext:value-type="string">
            <text:p>P 3 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hexagonal</text:p>
          </table:table-cell>
          <table:table-cell table:style-name="ce7" office:value-type="float" office:value="-0.641553007158173" calcext:value-type="float">
            <text:p>-0.64155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ixed</text:p>
          </table:table-cell>
          <table:table-cell table:style-name="ce4" office:value-type="string" calcext:value-type="string">
            <text:p>3 layers of closed</text:p>
          </table:table-cell>
          <table:table-cell table:style-name="ce10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0T16:52:22.595136695</dc:date>
    <meta:editing-duration>PT1H44M7S</meta:editing-duration>
    <meta:editing-cycles>6</meta:editing-cycles>
    <meta:document-statistic meta:table-count="1" meta:cell-count="190" meta:object-count="0"/>
  </office:meta>
</office:document-meta>
</file>